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dapt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Adapter.process( RequestProcessorAspectContext aspec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Adapter.setService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inform( CopletInstanceSizing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Adapter.login( CopletInstance copl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ortletAdapter.getPossibleWindowStates( CopletInstance copletInstanceDat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ortletAdapter.getPossibleCopletModes( CopletInstance copletInstance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ortletAdapter.getResponse( CopletInstance instance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inform( PortletURLProviderImpl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ortletAdapter.getPortl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logout( CopletInstance cop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Adapter.getTitle( CopletInstance copletInstance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rtletAdapter.render( ResponseProcessorAspectContext aspectContext , ContentHandler ch ,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Adapter.streamContent( CopletInstance coplet , ContentHandler content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ortletAdapter.initContai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rtletAdapter.setPropertie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getPortletContainer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